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36pt" fo:font-weight="bold" officeooo:rsid="00193bd7" officeooo:paragraph-rsid="00193bd7" style:font-size-asian="36pt" style:font-weight-asian="bold" style:font-size-complex="36pt" style:font-weight-complex="bold"/>
    </style:style>
    <style:style style:name="P2" style:family="paragraph" style:parent-style-name="Text_20_body">
      <style:text-properties officeooo:paragraph-rsid="00193bd7"/>
    </style:style>
    <style:style style:name="T1" style:family="text">
      <style:text-properties fo:font-style="italic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font-style="italic" style:font-size-asian="14pt" style:font-size-complex="14pt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iografia Maya Plisetskaya</text:p>
      <text:p text:style-name="Text_20_body"/>
      <text:section text:style-name="Sect1" text:name="Seção1">
        <text:p text:style-name="Text_20_body"><text:span text:style-name="T2">Maya Plisetskaya entrou na dança aos 3 anos, na Escola de Dança de Moscovo e, apesar de um difícil ambiente familiar (o seu pai Mikhail Plisetski, judeu, foi executado por ordem de </text:span><text:a xlink:type="simple" xlink:href="https://pt.wikipedia.org/wiki/Stalin" text:style-name="Internet_20_link" text:visited-style-name="Visited_20_Internet_20_Link"><text:span text:style-name="T2">Stalin</text:span></text:a><text:span text:style-name="T2"> em </text:span><text:a xlink:type="simple" xlink:href="https://pt.wikipedia.org/wiki/1938" text:style-name="Internet_20_link" text:visited-style-name="Visited_20_Internet_20_Link"><text:span text:style-name="T2">1938</text:span></text:a><text:span text:style-name="T2"> e a sua mãe, a atriz Rachel Messerer, também judia, deportada com o seu irmão para um </text:span><text:a xlink:type="simple" xlink:href="https://pt.wikipedia.org/wiki/Gulag" text:style-name="Internet_20_link" text:visited-style-name="Visited_20_Internet_20_Link"><text:span text:style-name="T2">gulag</text:span></text:a><text:span text:style-name="T2">) destacou-se rapidamente na escola do </text:span><text:a xlink:type="simple" xlink:href="https://pt.wikipedia.org/wiki/Teatro_Bolshoi" text:style-name="Internet_20_link" text:visited-style-name="Visited_20_Internet_20_Link"><text:span text:style-name="T2">Teatro Bolshoi</text:span></text:a><text:span text:style-name="T2">, sob influência dos seus tios Asaf e Sulamith (Salomé) Messerer, bailarinos desse teatro; foi essa a companhia à qual Maya se uniria em </text:span><text:a xlink:type="simple" xlink:href="https://pt.wikipedia.org/wiki/1943" text:style-name="Internet_20_link" text:visited-style-name="Visited_20_Internet_20_Link"><text:span text:style-name="T2">1943</text:span></text:a><text:span text:style-name="T2"> e da qual se converteu em </text:span><text:a xlink:type="simple" xlink:href="https://pt.wikipedia.org/w/index.php?title=Prima_ballerina&amp;action=edit&amp;redlink=1" text:style-name="Internet_20_link" text:visited-style-name="Visited_20_Internet_20_Link"><text:span text:style-name="T2">prima ballerina</text:span></text:a><text:span text:style-name="T2"> com apenas 18 anos; começou a sua carreira profissional interpretando </text:span><text:a xlink:type="simple" xlink:href="https://pt.wikipedia.org/w/index.php?title=A_morte_do_cisne&amp;action=edit&amp;redlink=1" text:style-name="Internet_20_link" text:visited-style-name="Visited_20_Internet_20_Link"><text:span text:style-name="T3">A morte do cisne</text:span></text:a><text:span text:style-name="T2">. </text:span></text:p>
        <text:p text:style-name="Text_20_body"><text:span text:style-name="T2">Depois de anos de veto, fez digressões internacionais durante as quais visitou países como os </text:span><text:a xlink:type="simple" xlink:href="https://pt.wikipedia.org/wiki/Estados_Unidos" text:style-name="Internet_20_link" text:visited-style-name="Visited_20_Internet_20_Link"><text:span text:style-name="T2">Estados Unidos</text:span></text:a><text:span text:style-name="T2">, </text:span><text:a xlink:type="simple" xlink:href="https://pt.wikipedia.org/wiki/França" text:style-name="Internet_20_link" text:visited-style-name="Visited_20_Internet_20_Link"><text:span text:style-name="T2">França</text:span></text:a><text:span text:style-name="T2">, </text:span><text:a xlink:type="simple" xlink:href="https://pt.wikipedia.org/wiki/Reino_Unido" text:style-name="Internet_20_link" text:visited-style-name="Visited_20_Internet_20_Link"><text:span text:style-name="T2">Reino Unido</text:span></text:a><text:span text:style-name="T2">, </text:span><text:a xlink:type="simple" xlink:href="https://pt.wikipedia.org/wiki/Itália" text:style-name="Internet_20_link" text:visited-style-name="Visited_20_Internet_20_Link"><text:span text:style-name="T2">Itália</text:span></text:a><text:span text:style-name="T2"> (onde foi diretora do Ballet da Ópera de Roma), </text:span><text:a xlink:type="simple" xlink:href="https://pt.wikipedia.org/wiki/Argentina" text:style-name="Internet_20_link" text:visited-style-name="Visited_20_Internet_20_Link"><text:span text:style-name="T2">Argentina</text:span></text:a><text:span text:style-name="T2"> (atuou com êxito clamoroso no </text:span><text:a xlink:type="simple" xlink:href="https://pt.wikipedia.org/wiki/Teatro_Colón" text:style-name="Internet_20_link" text:visited-style-name="Visited_20_Internet_20_Link"><text:span text:style-name="T2">Teatro Colón</text:span></text:a><text:span text:style-name="T2"> em 1975–1976 onde regressaria várias vezes) e </text:span><text:a xlink:type="simple" xlink:href="https://pt.wikipedia.org/wiki/Espanha" text:style-name="Internet_20_link" text:visited-style-name="Visited_20_Internet_20_Link"><text:span text:style-name="T2">Espanha</text:span></text:a><text:span text:style-name="T2"> (onde dirigiu a </text:span><text:a xlink:type="simple" xlink:href="https://pt.wikipedia.org/w/index.php?title=Companhia_Nacional_de_Dança_(Espanha)&amp;action=edit&amp;redlink=1" text:style-name="Internet_20_link" text:visited-style-name="Visited_20_Internet_20_Link"><text:span text:style-name="T2">Companhia Nacional de Dança</text:span></text:a><text:span text:style-name="T2">), que lhe permitiram conhecer e colaborar com grandes personalidades e obter reconhecimento internacional nos mais importantes teatros. </text:span></text:p>
        <text:p text:style-name="Text_20_body"><text:span text:style-name="T2">Atreveu-se a romper a rotina soviética incorporando dança moderna e trabalhando com os coreógrafos Alberto Alonso, </text:span><text:a xlink:type="simple" xlink:href="https://pt.wikipedia.org/wiki/Maurice_Béjart" text:style-name="Internet_20_link" text:visited-style-name="Visited_20_Internet_20_Link"><text:span text:style-name="T2">Maurice Béjart</text:span></text:a><text:span text:style-name="T2"> e </text:span><text:a xlink:type="simple" xlink:href="https://pt.wikipedia.org/wiki/Roland_Petit" text:style-name="Internet_20_link" text:visited-style-name="Visited_20_Internet_20_Link"><text:span text:style-name="T2">Roland Petit</text:span></text:a><text:span text:style-name="T2">, que criaram várias peças para ela, como por exemplo «Carmen», «Isadora» e «La rose malade». </text:span></text:p>
        <text:p text:style-name="Text_20_body"><text:span text:style-name="T2">Em comemoração dos seus 80 anos celebrou-se em Moscovo em 2005 uma semana de actividades.</text:span></text:p>
        <text:p text:style-name="P2"><text:span text:style-name="T2">Ela morreu no dia 2 de maio de 2015 aos 89 anos de idade. A causa da morte foi um ataque cardíaco. </text:span></text:p>
      </text:section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3T09:33:59.130432686</meta:creation-date>
    <dc:date>2023-05-03T09:36:39.943255409</dc:date>
    <meta:editing-duration>PT2M41S</meta:editing-duration>
    <meta:editing-cycles>1</meta:editing-cycles>
    <meta:document-statistic meta:table-count="0" meta:image-count="0" meta:object-count="0" meta:page-count="1" meta:paragraph-count="6" meta:word-count="253" meta:character-count="1537" meta:non-whitespace-character-count="1287"/>
    <meta:generator>LibreOffice/7.4.5.1$Linux_X86_64 LibreOffice_project/40$Build-1</meta:generator>
  </office:meta>
</office:document-meta>
</file>